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Tuffy" svg:font-family="Tuffy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etecknaLowerCase1" officeooo:rsid="001290e9" officeooo:paragraph-rsid="0039d303"/>
    </style:style>
    <style:style style:name="P2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00d7f"/>
    </style:style>
    <style:style style:name="P3" style:family="paragraph" style:parent-style-name="Standard">
      <style:text-properties style:font-name="BetecknaLowerCase1" officeooo:rsid="001290e9" officeooo:paragraph-rsid="00400d7f"/>
    </style:style>
    <style:style style:name="P4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5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40eb79" style:font-size-asian="6pt" style:font-size-complex="6pt"/>
    </style:style>
    <style:style style:name="P6" style:family="paragraph" style:parent-style-name="Standard">
      <style:text-properties style:font-name="FreeSans1" officeooo:rsid="0007a16d" officeooo:paragraph-rsid="0007a16d"/>
    </style:style>
    <style:style style:name="P7" style:family="paragraph" style:parent-style-name="Standard">
      <style:text-properties style:font-name="FreeSans1" officeooo:rsid="002ad1fc" officeooo:paragraph-rsid="003225b4"/>
    </style:style>
    <style:style style:name="P8" style:family="paragraph" style:parent-style-name="Standard">
      <style:paragraph-properties fo:line-height="4.2cm"/>
      <style:text-properties style:font-name="FreeSans1" officeooo:rsid="0015d803" officeooo:paragraph-rsid="003ea0a9"/>
    </style:style>
    <style:style style:name="P9" style:family="paragraph" style:parent-style-name="Standard">
      <style:paragraph-properties fo:line-height="1.75cm"/>
      <style:text-properties style:font-name="FreeSans1" officeooo:rsid="0015d803" officeooo:paragraph-rsid="0039d303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13" style:family="paragraph">
      <style:paragraph-properties fo:text-align="center"/>
    </style:style>
    <style:style style:name="P14" style:family="paragraph">
      <style:text-properties style:font-name="FreeSans1"/>
    </style:style>
    <style:style style:name="P15" style:family="paragraph">
      <style:text-properties style:font-name="Tuffy" fo:font-size="96pt" style:font-size-asian="96pt" style:font-size-complex="96pt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a7abf" style:font-name-asian="Droid Sans Fallback" style:font-name-complex="FreeSans2"/>
    </style:style>
    <style:style style:name="T4" style:family="text">
      <style:text-properties style:font-name="BetecknaLowerCase1" fo:font-size="48pt" officeooo:rsid="003ea0a9" style:font-size-asian="48pt" style:font-size-complex="48pt"/>
    </style:style>
    <style:style style:name="T5" style:family="text">
      <style:text-properties style:font-name="BetecknaLowerCase1" officeooo:rsid="003ea0a9"/>
    </style:style>
    <style:style style:name="T6" style:family="text">
      <style:text-properties fo:font-style="normal" officeooo:rsid="00400d7f" style:font-name-asian="Droid Sans Fallback" style:font-style-asian="normal" style:font-name-complex="FreeSans2" style:font-style-complex="normal"/>
    </style:style>
    <style:style style:name="T7" style:family="text">
      <style:text-properties officeooo:rsid="0039d303"/>
    </style:style>
    <style:style style:name="T8" style:family="text">
      <style:text-properties officeooo:rsid="003c590b"/>
    </style:style>
    <style:style style:name="T9" style:family="text">
      <style:text-properties officeooo:rsid="00400d7f"/>
    </style:style>
    <style:style style:name="T10" style:family="text">
      <style:text-properties officeooo:rsid="001f5956"/>
    </style:style>
    <style:style style:name="T11" style:family="text">
      <style:text-properties style:font-name="FreeSans1"/>
    </style:style>
    <style:style style:name="T12" style:family="text">
      <style:text-properties style:font-name="Tuffy" fo:font-size="96pt" style:font-size-asian="96pt" style:font-size-complex="9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000000" draw:marker-start="" draw:marker-start-width="0.199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="" draw:marker-start-width="0.199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0000" draw:marker-start-width="0.425cm" draw:marker-end="Linienspitzen_20_1" draw:marker-end-width="0.199cm" draw:fill="solid" draw:fill-color="#000000" draw:textarea-horizontal-align="center" draw:textarea-vertical-align="middle" fo:padding-top="0.023cm" fo:padding-bottom="0.023cm" fo:padding-left="0.023cm" fo:padding-right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horizontal-align="center" draw:textarea-vertical-align="middle" draw:auto-grow-width="true" fo:min-height="1.545cm" fo:min-width="0.42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ath text:anchor-type="page" text:anchor-page-number="1" draw:z-index="0" draw:style-name="gr1" draw:text-style-name="P13" svg:width="3.1cm" svg:height="1.525cm" draw:transform="rotate (-1.7238617021948) translate (17.3479743191311cm 3.01594023549925cm)" svg:viewBox="0 0 3101 1526" svg:d="M3090 0c224 1648-2915 2174-3090 507">
        <text:p/>
      </draw:path>
      <draw:path text:anchor-type="page" text:anchor-page-number="1" draw:z-index="1" draw:style-name="gr2" draw:text-style-name="P13" svg:width="3.137cm" svg:height="1.125cm" draw:transform="rotate (-1.7238617021948) translate (18.3425601817945cm 3.12091061450443cm)" svg:viewBox="0 0 3138 1126" svg:d="M3138 999c-215-1598-3103-1071-3138 127">
        <text:p/>
      </draw:path>
      <draw:frame text:anchor-type="page" text:anchor-page-number="1" draw:z-index="5" draw:style-name="gr5" draw:text-style-name="P14" svg:width="0.269cm" svg:height="0.579cm" svg:x="15.342cm" svg:y="2.748cm">
        <draw:text-box>
          <text:p><text:span text:style-name="T11">1</text:span></text:p>
        </draw:text-box>
      </draw:frame>
      <draw:frame text:anchor-type="page" text:anchor-page-number="1" draw:z-index="6" draw:style-name="gr5" draw:text-style-name="P14" svg:width="0.269cm" svg:height="0.579cm" svg:x="18.376cm" svg:y="4.971cm">
        <draw:text-box>
          <text:p><text:span text:style-name="T11">2</text:span></text:p>
        </draw:text-box>
      </draw:frame>
      <draw:frame text:anchor-type="page" text:anchor-page-number="1" draw:z-index="7" draw:style-name="gr6" draw:text-style-name="P15" svg:width="4.269cm" svg:height="5.813cm" svg:x="14.748cm" svg:y="1.727cm">
        <draw:text-box>
          <text:p><text:span text:style-name="T12">Q</text:span></text:p>
        </draw:text-box>
      </draw:frame>
      <text:p text:style-name="P10">LATIN CAPITAL LETTER <text:span text:style-name="T8">Q</text:span></text:p>
      <text:p text:style-name="P11">Das große <text:span text:style-name="T8">Ku</text:span></text:p>
      <text:p text:style-name="P6"/>
      <text:p text:style-name="P7"><text:span text:style-name="T9">Qualität </text:span><text:span text:style-name="T2">•</text:span><text:span text:style-name="T3"> </text:span><text:span text:style-name="T6">Quittung</text:span></text:p>
      <text:p text:style-name="P8"><draw:polygon text:anchor-type="paragraph" draw:z-index="4" draw:style-name="gr3" draw:text-style-name="P13" svg:width="0.353cm" svg:height="0.399cm" draw:transform="rotate (-0.528660230429083) translate (15.5785829392851cm 0.917394021612028cm)" svg:viewBox="0 0 354 400" draw:points="0,24 35,392 354,400 325,0"><text:p/></draw:polygon><draw:line text:anchor-type="paragraph" draw:z-index="3" draw:style-name="gr4" draw:text-style-name="P13" svg:x1="15.162cm" svg:y1="1cm" svg:x2="16.328cm" svg:y2="1.824cm"><text:p/></draw:line><draw:polygon text:anchor-type="paragraph" draw:z-index="2" draw:style-name="gr3" draw:text-style-name="P13" svg:width="0.183cm" svg:height="0.618cm" draw:transform="rotate (-0.528660230429083) translate (15.9102454480956cm 1.38891893670194cm)" svg:viewBox="0 0 184 619" draw:points="43,4 0,587 153,619 184,0"><text:p/></draw:polygon><text:span text:style-name="Outline_5f_very_5f_large"><text:span text:style-name="T5">QQQQ</text:span></text:span></text:p>
      <text:p text:style-name="P9"><text:span text:style-name="Outline_5f_large"><text:span text:style-name="T4">QQQQQQQQQQQQ</text:span></text:span></text:p>
      <text:p text:style-name="P1"><text:span text:style-name="Outline"><text:span text:style-name="T7">QQQQQQQQQQQQQQQQQQQQQQQQ</text:span></text:span></text:p>
      <text:p text:style-name="P2"><text:span text:style-name="Outline"><text:span text:style-name="T7">QQQQQQQQQQQQQQQQQQQQQQQQ</text:span></text:span></text:p>
      <text:p text:style-name="P2"><text:span text:style-name="Outline"><text:span text:style-name="T7">QQQQQQQQQQQQQQQQQQQQQQQQ</text:span></text:span></text:p>
      <text:p text:style-name="P3"><text:span text:style-name="Outline"><text:span text:style-name="T7">QQQQQQQQQQQQQQQQQQQQQQQQ</text:span></text:span></text:p>
      <text:p text:style-name="P3"><text:span text:style-name="Outline"><text:span text:style-name="T7">QQQQQQQQQQQQQQQQQQQQQQQQ</text:span></text:span></text:p>
      <text:p text:style-name="P3"><text:span text:style-name="Outline"><text:span text:style-name="T7">QQQQQQQQQQQQQQQQQQQQQQQQ</text:span></text:span></text:p>
      <text:p text:style-name="P3"><text:span text:style-name="Outline"><text:span text:style-name="T7">QQQQQQQQQQQQQQQQQQQQQQQQ</text:span></text:span></text:p>
      <text:p text:style-name="P3"><text:span text:style-name="Outline"><text:span text:style-name="T7">QQQQQQQQQQQQQQQQQQQQQQQQ</text:span></text:span></text:p>
      <text:p text:style-name="P3"><text:span text:style-name="Outline"><text:span text:style-name="T7">QQQQQQQQQQQQQQQQQQQQQQQQ</text:span></text:span></text:p>
      <text:p text:style-name="P3"><text:span text:style-name="Outline"><text:span text:style-name="T7">QQQQQQQQQQQQQQQQQQQQQQQQ</text:span></text:span></text:p>
      <text:p text:style-name="P3"><text:span text:style-name="Outline"><text:span text:style-name="T7">QQQQQQQQQQQQQQQQQQQQQQQQ</text:span></text:span></text:p>
      <text:p text:style-name="P3"><text:span text:style-name="Outline"><text:span text:style-name="T7">QQQQQQQQQQQQQQQQQQQQQQQQ</text:span></text:span></text:p>
      <text:p text:style-name="P3"><text:span text:style-name="Outline"><text:span text:style-name="T7">QQQQQQQQQQQQQQQQQQQQQQQQ</text:span></text:span></text:p>
      <text:p text:style-name="P3"><draw:line text:anchor-type="paragraph" draw:z-index="8" draw:style-name="gr7" draw:text-style-name="P13" svg:x1="0cm" svg:y1="0.319cm" svg:x2="17cm" svg:y2="0.319cm"><text:p/></draw:line><draw:line text:anchor-type="paragraph" draw:z-index="9" draw:style-name="gr7" draw:text-style-name="P13" svg:x1="0cm" svg:y1="0.72cm" svg:x2="17cm" svg:y2="0.72cm"><text:p/></draw:line><draw:line text:anchor-type="paragraph" draw:z-index="10" draw:style-name="gr7" draw:text-style-name="P13" svg:x1="0cm" svg:y1="0.921cm" svg:x2="17cm" svg:y2="0.921cm"><text:p/></draw:line><draw:line text:anchor-type="paragraph" draw:z-index="11" draw:style-name="gr7" draw:text-style-name="P13" svg:x1="0cm" svg:y1="0.52cm" svg:x2="17cm" svg:y2="0.52cm"><text:p/></draw:line><text:span text:style-name="Outline"><text:span text:style-name="T7">Q</text:span></text:span></text:p>
      <text:p text:style-name="P3"><draw:line text:anchor-type="paragraph" draw:z-index="12" draw:style-name="gr7" draw:text-style-name="P13" svg:x1="0cm" svg:y1="0.319cm" svg:x2="17cm" svg:y2="0.319cm"><text:p/></draw:line><draw:line text:anchor-type="paragraph" draw:z-index="13" draw:style-name="gr7" draw:text-style-name="P13" svg:x1="0cm" svg:y1="0.921cm" svg:x2="17cm" svg:y2="0.921cm"><text:p/></draw:line><text:span text:style-name="Outline"><text:span text:style-name="T7">Q</text:span></text:span></text:p>
      <text:p text:style-name="P4"/>
      <text:p text:style-name="P4"/>
      <text:p text:style-name="P4"/>
      <text:p text:style-name="P4"/>
      <text:p text:style-name="P5"><text:span text:style-name="T1">©</text:span> Copyright 2016 Stephan Kreutzer, <text:span text:style-name="T10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Tuffy" svg:font-family="Tuffy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draw:marker draw:name="Linienspitzen_20_2" draw:display-name="Linienspitzen 2" svg:viewBox="0 0 10 10" svg:d="M0 0h10v10h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3:04:20.939979963</dc:date>
    <dc:creator>Stephan Kreutzer</dc:creator>
    <meta:editing-duration>PT1H33M14S</meta:editing-duration>
    <meta:editing-cycles>62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44" meta:character-count="550" meta:non-whitespace-character-count="527"/>
  </office:meta>
</office:document-meta>
</file>